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9" svg:font-family="'LM Mono 9'" style:font-pitch="fixed"/>
    <style:font-face style:name="Ubuntu Mono" svg:font-family="'Ubuntu Mono'" style:font-pitch="fixed"/>
    <style:font-face style:name="Arial Black" svg:font-family="'Arial Black'" style:font-pitch="variable"/>
    <style:font-face style:name="AvantGarde LT Medium" svg:font-family="'AvantGarde LT Medium'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10.62pt" svg:y="54.96pt">
            <draw:object draw:notify-on-update-of-ranges="Sheet1.B7:Sheet1.B7 Sheet1.B8:Sheet1.B13 Sheet1.C7:Sheet1.C7 Sheet1.C8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05.94pt" svg:y="340.33pt">
            <draw:object draw:notify-on-update-of-ranges="Sheet1.B7:Sheet1.B7 Sheet1.B8:Sheet1.B13 Sheet1.E7:Sheet1.E7 Sheet1.E8:Sheet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10328" calcext:value-type="float">
            <text:p>10328</text:p>
          </table:table-cell>
          <table:table-cell office:value-type="float" office:value="4.68526840785" calcext:value-type="float">
            <text:p>4.68526840785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number-columns-repeated="101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24066" calcext:value-type="float">
            <text:p>24066</text:p>
          </table:table-cell>
          <table:table-cell office:value-type="float" office:value="4.88289547076" calcext:value-type="float">
            <text:p>4.88289547076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number-columns-repeated="1019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40462" calcext:value-type="float">
            <text:p>40462</text:p>
          </table:table-cell>
          <table:table-cell office:value-type="float" office:value="4.82120747157" calcext:value-type="float">
            <text:p>4.82120747157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number-columns-repeated="101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58877" calcext:value-type="float">
            <text:p>58877</text:p>
          </table:table-cell>
          <table:table-cell office:value-type="float" office:value="4.77824753176" calcext:value-type="float">
            <text:p>4.77824753176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number-columns-repeated="1019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103384" calcext:value-type="float">
            <text:p>103384</text:p>
          </table:table-cell>
          <table:table-cell office:value-type="float" office:value="4.77443993217" calcext:value-type="float">
            <text:p>4.7744399321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number-columns-repeated="1019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156791" calcext:value-type="float">
            <text:p>156791</text:p>
          </table:table-cell>
          <table:table-cell office:value-type="float" office:value="4.7770410507" calcext:value-type="float">
            <text:p>4.7770410507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9" svg:font-family="'LM Mono 9'" style:font-pitch="fixed"/>
    <style:font-face style:name="Ubuntu Mono" svg:font-family="'Ubuntu Mono'" style:font-pitch="fixed"/>
    <style:font-face style:name="Arial Black" svg:font-family="'Arial Black'" style:font-pitch="variable"/>
    <style:font-face style:name="AvantGarde LT Medium" svg:font-family="'AvantGarde LT Medium'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19T19:23:13.028786981</dc:date>
    <meta:editing-duration>PT7M</meta:editing-duration>
    <meta:editing-cycles>1</meta:editing-cycles>
    <meta:document-statistic meta:table-count="1" meta:cell-count="35" meta:object-count="2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1cm" svg:y="4.242cm" style:legend-expansion="high" chart:style-name="ch2"/>
        <chart:plot-area chart:style-name="ch3" table:cell-range-address="Sheet1.B7:Sheet1.C13" chart:data-source-has-labels="row" svg:x="0.484cm" svg:y="0.286cm" svg:width="13.061cm" svg:height="8.644cm">
          <chartooo:coordinate-region svg:x="1.396cm" svg:y="0.446cm" svg:width="11.592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13" chart:label-cell-address="Sheet1.C7:Sheet1.C7" chart:class="chart:scatter">
            <chart:domain table:cell-range-address="Sheet1.B8:Sheet1.B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.68526840785">
                <text:p>4.68526840785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7770410507">
                <text:p>4.7770410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7:Sheet1.B13 Sheet1.E7:Sheet1.E13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3" chart:label-cell-address="Sheet1.E7:Sheet1.E7" chart:class="chart:scatter">
            <chart:domain table:cell-range-address="Sheet1.B8:Sheet1.B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2.01765159635">
                <text:p>2.01765159635</text:p>
                <draw:g>
                  <svg:desc>Sheet1.E8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